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426.13pt" svg:height="284.6pt" svg:x="888.83pt" svg:y="96.38pt">
            <draw:object draw:notify-on-update-of-ranges="stats.A2:stats.A30 stats.Q1:stats.Q1 stats.L2:stats.L30 stats.A2:stats.A40 stats.O1:stats.O1 stats.O2:stats.O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d_err</text:p>
          </table:table-cell>
          <table:table-cell office:value-type="string" calcext:value-type="string">
            <text:p>td_comm</text:p>
          </table:table-cell>
          <table:table-cell office:value-type="string" calcext:value-type="string">
            <text:p>train_r</text:p>
          </table:table-cell>
          <table:table-cell office:value-type="string" calcext:value-type="string">
            <text:p>test_r</text:p>
          </table:table-cell>
          <table:table-cell office:value-type="string" calcext:value-type="string">
            <text:p>test_opt</text:p>
          </table:table-cell>
          <table:table-cell office:value-type="string" calcext:value-type="string">
            <text:p>test_go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mm_per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with separated perceptron</text:p>
          </table:table-cell>
          <table:table-cell/>
          <table:table-cell office:value-type="string" calcext:value-type="string">
            <text:p>test_r</text:p>
          </table:table-cell>
          <table:table-cell office:value-type="string" calcext:value-type="string">
            <text:p>single RNN on Telling Ga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909752395324" calcext:value-type="float">
            <text:p>0.21909752395324</text:p>
          </table:table-cell>
          <table:table-cell office:value-type="float" office:value="0" calcext:value-type="float">
            <text:p>0</text:p>
          </table:table-cell>
          <table:table-cell office:value-type="float" office:value="0.2303125" calcext:value-type="float">
            <text:p>0.2303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84375" calcext:value-type="float">
            <text:p>5.884375</text:p>
          </table:table-cell>
          <table:table-cell office:value-type="float" office:value="0" calcext:value-type="float">
            <text:p>0</text:p>
          </table:table-cell>
          <table:table-cell office:value-type="float" office:value="0.30419337511063" calcext:value-type="float">
            <text:p>0.30419337511063</text:p>
          </table:table-cell>
          <table:table-cell/>
          <table:table-cell table:formula="of:=[.E2]/2" office:value-type="float" office:value="0.2578125" calcext:value-type="float">
            <text:p>0.2578125</text:p>
          </table:table-cell>
          <table:table-cell/>
          <table:table-cell office:value-type="float" office:value="0.371875" calcext:value-type="float">
            <text:p>0.371875</text:p>
          </table:table-cell>
          <table:table-cell table:formula="of:=[.N2]/2" office:value-type="float" office:value="0.1859375" calcext:value-type="float">
            <text:p>0.1859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19555369427" calcext:value-type="float">
            <text:p>0.111955536942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821875" calcext:value-type="float">
            <text:p>0.821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03125" calcext:value-type="float">
            <text:p>5.503125</text:p>
          </table:table-cell>
          <table:table-cell office:value-type="float" office:value="0" calcext:value-type="float">
            <text:p>0</text:p>
          </table:table-cell>
          <table:table-cell office:value-type="float" office:value="0.28249790668488" calcext:value-type="float">
            <text:p>0.28249790668488</text:p>
          </table:table-cell>
          <table:table-cell/>
          <table:table-cell table:formula="of:=[.E3]/2" office:value-type="float" office:value="0.4109375" calcext:value-type="float">
            <text:p>0.4109375</text:p>
          </table:table-cell>
          <table:table-cell/>
          <table:table-cell office:value-type="float" office:value="0.4375" calcext:value-type="float">
            <text:p>0.4375</text:p>
          </table:table-cell>
          <table:table-cell table:formula="of:=[.N3]/2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391668559983" calcext:value-type="float">
            <text:p>0.034391668559983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90625" calcext:value-type="float">
            <text:p>5.590625</text:p>
          </table:table-cell>
          <table:table-cell office:value-type="float" office:value="0" calcext:value-type="float">
            <text:p>0</text:p>
          </table:table-cell>
          <table:table-cell office:value-type="float" office:value="0.28357265710831" calcext:value-type="float">
            <text:p>0.28357265710831</text:p>
          </table:table-cell>
          <table:table-cell/>
          <table:table-cell table:formula="of:=[.E4]/2" office:value-type="float" office:value="0.48125" calcext:value-type="float">
            <text:p>0.48125</text:p>
          </table:table-cell>
          <table:table-cell/>
          <table:table-cell office:value-type="float" office:value="0.43125" calcext:value-type="float">
            <text:p>0.43125</text:p>
          </table:table-cell>
          <table:table-cell table:formula="of:=[.N4]/2" office:value-type="float" office:value="0.215625" calcext:value-type="float">
            <text:p>0.2156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94084124553483" calcext:value-type="float">
            <text:p>0.094084124553483</text:p>
          </table:table-cell>
          <table:table-cell office:value-type="float" office:value="0" calcext:value-type="float">
            <text:p>0</text:p>
          </table:table-cell>
          <table:table-cell office:value-type="float" office:value="0.9978125" calcext:value-type="float">
            <text:p>0.9978125</text:p>
          </table:table-cell>
          <table:table-cell office:value-type="float" office:value="1.271875" calcext:value-type="float">
            <text:p>1.271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4375" calcext:value-type="float">
            <text:p>5.434375</text:p>
          </table:table-cell>
          <table:table-cell office:value-type="float" office:value="0" calcext:value-type="float">
            <text:p>0</text:p>
          </table:table-cell>
          <table:table-cell office:value-type="float" office:value="0.28262430429459" calcext:value-type="float">
            <text:p>0.28262430429459</text:p>
          </table:table-cell>
          <table:table-cell/>
          <table:table-cell table:formula="of:=[.E5]/2" office:value-type="float" office:value="0.6359375" calcext:value-type="float">
            <text:p>0.6359375</text:p>
          </table:table-cell>
          <table:table-cell/>
          <table:table-cell office:value-type="float" office:value="0.41875" calcext:value-type="float">
            <text:p>0.41875</text:p>
          </table:table-cell>
          <table:table-cell table:formula="of:=[.N5]/2" office:value-type="float" office:value="0.209375" calcext:value-type="float">
            <text:p>0.20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382883337792" calcext:value-type="float">
            <text:p>0.1338288333779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.19375" calcext:value-type="float">
            <text:p>1.1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4375" calcext:value-type="float">
            <text:p>5.54375</text:p>
          </table:table-cell>
          <table:table-cell office:value-type="float" office:value="0" calcext:value-type="float">
            <text:p>0</text:p>
          </table:table-cell>
          <table:table-cell office:value-type="float" office:value="0.29368197441101" calcext:value-type="float">
            <text:p>0.29368197441101</text:p>
          </table:table-cell>
          <table:table-cell/>
          <table:table-cell table:formula="of:=[.E6]/2" office:value-type="float" office:value="0.596875" calcext:value-type="float">
            <text:p>0.596875</text:p>
          </table:table-cell>
          <table:table-cell/>
          <table:table-cell office:value-type="float" office:value="0.4125" calcext:value-type="float">
            <text:p>0.4125</text:p>
          </table:table-cell>
          <table:table-cell table:formula="of:=[.N6]/2" office:value-type="float" office:value="0.20625" calcext:value-type="float">
            <text:p>0.20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5108327378985" calcext:value-type="float">
            <text:p>0.055108327378985</text:p>
          </table:table-cell>
          <table:table-cell office:value-type="float" office:value="0" calcext:value-type="float">
            <text:p>0</text:p>
          </table:table-cell>
          <table:table-cell office:value-type="float" office:value="1.6565625" calcext:value-type="float">
            <text:p>1.6565625</text:p>
          </table:table-cell>
          <table:table-cell office:value-type="float" office:value="1.846875" calcext:value-type="float">
            <text:p>1.84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0625" calcext:value-type="float">
            <text:p>5.50625</text:p>
          </table:table-cell>
          <table:table-cell office:value-type="float" office:value="0" calcext:value-type="float">
            <text:p>0</text:p>
          </table:table-cell>
          <table:table-cell office:value-type="float" office:value="0.28820505619049" calcext:value-type="float">
            <text:p>0.28820505619049</text:p>
          </table:table-cell>
          <table:table-cell/>
          <table:table-cell table:formula="of:=[.E7]/2" office:value-type="float" office:value="0.9234375" calcext:value-type="float">
            <text:p>0.9234375</text:p>
          </table:table-cell>
          <table:table-cell/>
          <table:table-cell office:value-type="float" office:value="0.6875" calcext:value-type="float">
            <text:p>0.6875</text:p>
          </table:table-cell>
          <table:table-cell table:formula="of:=[.N7]/2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81597410102841" calcext:value-type="float">
            <text:p>0.081597410102841</text:p>
          </table:table-cell>
          <table:table-cell office:value-type="float" office:value="0" calcext:value-type="float">
            <text:p>0</text:p>
          </table:table-cell>
          <table:table-cell office:value-type="float" office:value="1.6109375" calcext:value-type="float">
            <text:p>1.6109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15625" calcext:value-type="float">
            <text:p>5.315625</text:p>
          </table:table-cell>
          <table:table-cell office:value-type="float" office:value="0" calcext:value-type="float">
            <text:p>0</text:p>
          </table:table-cell>
          <table:table-cell office:value-type="float" office:value="0.28076942443848" calcext:value-type="float">
            <text:p>0.28076942443848</text:p>
          </table:table-cell>
          <table:table-cell/>
          <table:table-cell table:formula="of:=[.E8]/2" office:value-type="float" office:value="1" calcext:value-type="float">
            <text:p>1</text:p>
          </table:table-cell>
          <table:table-cell/>
          <table:table-cell office:value-type="float" office:value="0.746875" calcext:value-type="float">
            <text:p>0.746875</text:p>
          </table:table-cell>
          <table:table-cell table:formula="of:=[.N8]/2" office:value-type="float" office:value="0.3734375" calcext:value-type="float">
            <text:p>0.3734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5322613744065" calcext:value-type="float">
            <text:p>0.065322613744065</text:p>
          </table:table-cell>
          <table:table-cell office:value-type="float" office:value="0" calcext:value-type="float">
            <text:p>0</text:p>
          </table:table-cell>
          <table:table-cell office:value-type="float" office:value="1.6996875" calcext:value-type="float">
            <text:p>1.6996875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53125" calcext:value-type="float">
            <text:p>5.253125</text:p>
          </table:table-cell>
          <table:table-cell office:value-type="float" office:value="0" calcext:value-type="float">
            <text:p>0</text:p>
          </table:table-cell>
          <table:table-cell office:value-type="float" office:value="0.28397664546967" calcext:value-type="float">
            <text:p>0.28397664546967</text:p>
          </table:table-cell>
          <table:table-cell/>
          <table:table-cell table:formula="of:=[.E9]/2" office:value-type="float" office:value="0.9921875" calcext:value-type="float">
            <text:p>0.9921875</text:p>
          </table:table-cell>
          <table:table-cell/>
          <table:table-cell office:value-type="float" office:value="1.046875" calcext:value-type="float">
            <text:p>1.046875</text:p>
          </table:table-cell>
          <table:table-cell table:formula="of:=[.N9]/2" office:value-type="float" office:value="0.5234375" calcext:value-type="float">
            <text:p>0.5234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36737359000836" calcext:value-type="float">
            <text:p>0.036737359000836</text:p>
          </table:table-cell>
          <table:table-cell office:value-type="float" office:value="0" calcext:value-type="float">
            <text:p>0</text:p>
          </table:table-cell>
          <table:table-cell office:value-type="float" office:value="1.8128125" calcext:value-type="float">
            <text:p>1.8128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office:value-type="float" office:value="0.28277191400528" calcext:value-type="float">
            <text:p>0.28277191400528</text:p>
          </table:table-cell>
          <table:table-cell/>
          <table:table-cell table:formula="of:=[.E10]/2" office:value-type="float" office:value="1" calcext:value-type="float">
            <text:p>1</text:p>
          </table:table-cell>
          <table:table-cell/>
          <table:table-cell office:value-type="float" office:value="0.95625" calcext:value-type="float">
            <text:p>0.95625</text:p>
          </table:table-cell>
          <table:table-cell table:formula="of:=[.N10]/2" office:value-type="float" office:value="0.478125" calcext:value-type="float">
            <text:p>0.478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4247751055518" calcext:value-type="float">
            <text:p>0.024247751055518</text:p>
          </table:table-cell>
          <table:table-cell office:value-type="float" office:value="0" calcext:value-type="float">
            <text:p>0</text:p>
          </table:table-cell>
          <table:table-cell office:value-type="float" office:value="1.7771875" calcext:value-type="float">
            <text:p>1.7771875</text:p>
          </table:table-cell>
          <table:table-cell office:value-type="float" office:value="1.74375" calcext:value-type="float">
            <text:p>1.7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03125" calcext:value-type="float">
            <text:p>5.803125</text:p>
          </table:table-cell>
          <table:table-cell office:value-type="float" office:value="0" calcext:value-type="float">
            <text:p>0</text:p>
          </table:table-cell>
          <table:table-cell office:value-type="float" office:value="0.29267611026764" calcext:value-type="float">
            <text:p>0.29267611026764</text:p>
          </table:table-cell>
          <table:table-cell/>
          <table:table-cell table:formula="of:=[.E11]/2" office:value-type="float" office:value="0.871875" calcext:value-type="float">
            <text:p>0.871875</text:p>
          </table:table-cell>
          <table:table-cell/>
          <table:table-cell office:value-type="float" office:value="1.321875" calcext:value-type="float">
            <text:p>1.321875</text:p>
          </table:table-cell>
          <table:table-cell table:formula="of:=[.N11]/2" office:value-type="float" office:value="0.6609375" calcext:value-type="float">
            <text:p>0.66093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0851549801882" calcext:value-type="float">
            <text:p>0.040851549801882</text:p>
          </table:table-cell>
          <table:table-cell office:value-type="float" office:value="0" calcext:value-type="float">
            <text:p>0</text:p>
          </table:table-cell>
          <table:table-cell office:value-type="float" office:value="1.746875" calcext:value-type="float">
            <text:p>1.74687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96875" calcext:value-type="float">
            <text:p>5.796875</text:p>
          </table:table-cell>
          <table:table-cell office:value-type="float" office:value="0" calcext:value-type="float">
            <text:p>0</text:p>
          </table:table-cell>
          <table:table-cell office:value-type="float" office:value="0.28773285865784" calcext:value-type="float">
            <text:p>0.28773285865784</text:p>
          </table:table-cell>
          <table:table-cell/>
          <table:table-cell table:formula="of:=[.E12]/2" office:value-type="float" office:value="0.975" calcext:value-type="float">
            <text:p>0.975</text:p>
          </table:table-cell>
          <table:table-cell/>
          <table:table-cell office:value-type="float" office:value="1.65625" calcext:value-type="float">
            <text:p>1.65625</text:p>
          </table:table-cell>
          <table:table-cell table:formula="of:=[.N12]/2"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28219526628964" calcext:value-type="float">
            <text:p>0.028219526628964</text:p>
          </table:table-cell>
          <table:table-cell office:value-type="float" office:value="0" calcext:value-type="float">
            <text:p>0</text:p>
          </table:table-cell>
          <table:table-cell office:value-type="float" office:value="1.7715625" calcext:value-type="float">
            <text:p>1.7715625</text:p>
          </table:table-cell>
          <table:table-cell office:value-type="float" office:value="1.9875" calcext:value-type="float">
            <text:p>1.9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28125" calcext:value-type="float">
            <text:p>5.828125</text:p>
          </table:table-cell>
          <table:table-cell office:value-type="float" office:value="0" calcext:value-type="float">
            <text:p>0</text:p>
          </table:table-cell>
          <table:table-cell office:value-type="float" office:value="0.27616023540497" calcext:value-type="float">
            <text:p>0.27616023540497</text:p>
          </table:table-cell>
          <table:table-cell/>
          <table:table-cell table:formula="of:=[.E13]/2" office:value-type="float" office:value="0.99375" calcext:value-type="float">
            <text:p>0.99375</text:p>
          </table:table-cell>
          <table:table-cell/>
          <table:table-cell office:value-type="float" office:value="1.8125" calcext:value-type="float">
            <text:p>1.8125</text:p>
          </table:table-cell>
          <table:table-cell table:formula="of:=[.N13]/2"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50048796136398" calcext:value-type="float">
            <text:p>0.050048796136398</text:p>
          </table:table-cell>
          <table:table-cell office:value-type="float" office:value="0" calcext:value-type="float">
            <text:p>0</text:p>
          </table:table-cell>
          <table:table-cell office:value-type="float" office:value="1.7996875" calcext:value-type="float">
            <text:p>1.7996875</text:p>
          </table:table-cell>
          <table:table-cell office:value-type="float" office:value="1.996875" calcext:value-type="float">
            <text:p>1.99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0" calcext:value-type="float">
            <text:p>0</text:p>
          </table:table-cell>
          <table:table-cell office:value-type="float" office:value="0.27438838481903" calcext:value-type="float">
            <text:p>0.27438838481903</text:p>
          </table:table-cell>
          <table:table-cell/>
          <table:table-cell table:formula="of:=[.E14]/2" office:value-type="float" office:value="0.9984375" calcext:value-type="float">
            <text:p>0.9984375</text:p>
          </table:table-cell>
          <table:table-cell/>
          <table:table-cell office:value-type="float" office:value="1.85" calcext:value-type="float">
            <text:p>1.85</text:p>
          </table:table-cell>
          <table:table-cell table:formula="of:=[.N14]/2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52452626088634" calcext:value-type="float">
            <text:p>0.052452626088634</text:p>
          </table:table-cell>
          <table:table-cell office:value-type="float" office:value="0" calcext:value-type="float">
            <text:p>0</text:p>
          </table:table-cell>
          <table:table-cell office:value-type="float" office:value="1.7684375" calcext:value-type="float">
            <text:p>1.7684375</text:p>
          </table:table-cell>
          <table:table-cell office:value-type="float" office:value="1.9875" calcext:value-type="float">
            <text:p>1.9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125" calcext:value-type="float">
            <text:p>5.8125</text:p>
          </table:table-cell>
          <table:table-cell office:value-type="float" office:value="0" calcext:value-type="float">
            <text:p>0</text:p>
          </table:table-cell>
          <table:table-cell office:value-type="float" office:value="0.28552935361862" calcext:value-type="float">
            <text:p>0.28552935361862</text:p>
          </table:table-cell>
          <table:table-cell/>
          <table:table-cell table:formula="of:=[.E15]/2" office:value-type="float" office:value="0.99375" calcext:value-type="float">
            <text:p>0.99375</text:p>
          </table:table-cell>
          <table:table-cell/>
          <table:table-cell office:value-type="float" office:value="1.8375" calcext:value-type="float">
            <text:p>1.8375</text:p>
          </table:table-cell>
          <table:table-cell table:formula="of:=[.N15]/2" office:value-type="float" office:value="0.91875" calcext:value-type="float">
            <text:p>0.918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6548957459163" calcext:value-type="float">
            <text:p>0.026548957459163</text:p>
          </table:table-cell>
          <table:table-cell office:value-type="float" office:value="0" calcext:value-type="float">
            <text:p>0</text:p>
          </table:table-cell>
          <table:table-cell office:value-type="float" office:value="1.7728125" calcext:value-type="float">
            <text:p>1.7728125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office:value-type="float" office:value="0.28094513654709" calcext:value-type="float">
            <text:p>0.28094513654709</text:p>
          </table:table-cell>
          <table:table-cell/>
          <table:table-cell table:formula="of:=[.E16]/2" office:value-type="float" office:value="0.9921875" calcext:value-type="float">
            <text:p>0.9921875</text:p>
          </table:table-cell>
          <table:table-cell/>
          <table:table-cell office:value-type="float" office:value="1.8375" calcext:value-type="float">
            <text:p>1.8375</text:p>
          </table:table-cell>
          <table:table-cell table:formula="of:=[.N16]/2" office:value-type="float" office:value="0.91875" calcext:value-type="float">
            <text:p>0.918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9639485065709" calcext:value-type="float">
            <text:p>0.039639485065709</text:p>
          </table:table-cell>
          <table:table-cell office:value-type="float" office:value="0" calcext:value-type="float">
            <text:p>0</text:p>
          </table:table-cell>
          <table:table-cell office:value-type="float" office:value="1.7621875" calcext:value-type="float">
            <text:p>1.7621875</text:p>
          </table:table-cell>
          <table:table-cell office:value-type="float" office:value="1.959375" calcext:value-type="float">
            <text:p>1.95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0" calcext:value-type="float">
            <text:p>0</text:p>
          </table:table-cell>
          <table:table-cell office:value-type="float" office:value="0.2883802485466" calcext:value-type="float">
            <text:p>0.2883802485466</text:p>
          </table:table-cell>
          <table:table-cell/>
          <table:table-cell table:formula="of:=[.E17]/2" office:value-type="float" office:value="0.9796875" calcext:value-type="float">
            <text:p>0.9796875</text:p>
          </table:table-cell>
          <table:table-cell/>
          <table:table-cell office:value-type="float" office:value="1.8625" calcext:value-type="float">
            <text:p>1.8625</text:p>
          </table:table-cell>
          <table:table-cell table:formula="of:=[.N17]/2" office:value-type="float" office:value="0.93125" calcext:value-type="float">
            <text:p>0.931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54846530378563" calcext:value-type="float">
            <text:p>0.054846530378563</text:p>
          </table:table-cell>
          <table:table-cell office:value-type="float" office:value="0" calcext:value-type="float">
            <text:p>0</text:p>
          </table:table-cell>
          <table:table-cell office:value-type="float" office:value="1.770625" calcext:value-type="float">
            <text:p>1.770625</text:p>
          </table:table-cell>
          <table:table-cell office:value-type="float" office:value="1.8625" calcext:value-type="float">
            <text:p>1.8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3125" calcext:value-type="float">
            <text:p>5.453125</text:p>
          </table:table-cell>
          <table:table-cell office:value-type="float" office:value="0" calcext:value-type="float">
            <text:p>0</text:p>
          </table:table-cell>
          <table:table-cell office:value-type="float" office:value="0.27308642864227" calcext:value-type="float">
            <text:p>0.27308642864227</text:p>
          </table:table-cell>
          <table:table-cell/>
          <table:table-cell table:formula="of:=[.E18]/2" office:value-type="float" office:value="0.93125" calcext:value-type="float">
            <text:p>0.93125</text:p>
          </table:table-cell>
          <table:table-cell/>
          <table:table-cell office:value-type="float" office:value="1.884375" calcext:value-type="float">
            <text:p>1.884375</text:p>
          </table:table-cell>
          <table:table-cell table:formula="of:=[.N18]/2" office:value-type="float" office:value="0.9421875" calcext:value-type="float">
            <text:p>0.9421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50820269430988" calcext:value-type="float">
            <text:p>0.050820269430988</text:p>
          </table:table-cell>
          <table:table-cell office:value-type="float" office:value="0" calcext:value-type="float">
            <text:p>0</text:p>
          </table:table-cell>
          <table:table-cell office:value-type="float" office:value="1.7571875" calcext:value-type="float">
            <text:p>1.7571875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1875" calcext:value-type="float">
            <text:p>5.21875</text:p>
          </table:table-cell>
          <table:table-cell office:value-type="float" office:value="0" calcext:value-type="float">
            <text:p>0</text:p>
          </table:table-cell>
          <table:table-cell office:value-type="float" office:value="0.26929352760315" calcext:value-type="float">
            <text:p>0.26929352760315</text:p>
          </table:table-cell>
          <table:table-cell/>
          <table:table-cell table:formula="of:=[.E19]/2" office:value-type="float" office:value="0.9921875" calcext:value-type="float">
            <text:p>0.9921875</text:p>
          </table:table-cell>
          <table:table-cell/>
          <table:table-cell office:value-type="float" office:value="1.9375" calcext:value-type="float">
            <text:p>1.9375</text:p>
          </table:table-cell>
          <table:table-cell table:formula="of:=[.N19]/2"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43626585407183" calcext:value-type="float">
            <text:p>0.043626585407183</text:p>
          </table:table-cell>
          <table:table-cell office:value-type="float" office:value="0" calcext:value-type="float">
            <text:p>0</text:p>
          </table:table-cell>
          <table:table-cell office:value-type="float" office:value="1.8184375" calcext:value-type="float">
            <text:p>1.8184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65625" calcext:value-type="float">
            <text:p>5.065625</text:p>
          </table:table-cell>
          <table:table-cell office:value-type="float" office:value="0" calcext:value-type="float">
            <text:p>0</text:p>
          </table:table-cell>
          <table:table-cell office:value-type="float" office:value="0.32262901067734" calcext:value-type="float">
            <text:p>0.32262901067734</text:p>
          </table:table-cell>
          <table:table-cell/>
          <table:table-cell table:formula="of:=[.E20]/2" office:value-type="float" office:value="1" calcext:value-type="float">
            <text:p>1</text:p>
          </table:table-cell>
          <table:table-cell/>
          <table:table-cell office:value-type="float" office:value="1.8125" calcext:value-type="float">
            <text:p>1.8125</text:p>
          </table:table-cell>
          <table:table-cell table:formula="of:=[.N20]/2"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663575571496" calcext:value-type="float">
            <text:p>0.07663575571496</text:p>
          </table:table-cell>
          <table:table-cell office:value-type="float" office:value="0" calcext:value-type="float">
            <text:p>0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46875" calcext:value-type="float">
            <text:p>5.146875</text:p>
          </table:table-cell>
          <table:table-cell office:value-type="float" office:value="0" calcext:value-type="float">
            <text:p>0</text:p>
          </table:table-cell>
          <table:table-cell office:value-type="float" office:value="0.29194985628128" calcext:value-type="float">
            <text:p>0.29194985628128</text:p>
          </table:table-cell>
          <table:table-cell/>
          <table:table-cell table:formula="of:=[.E21]/2" office:value-type="float" office:value="1" calcext:value-type="float">
            <text:p>1</text:p>
          </table:table-cell>
          <table:table-cell/>
          <table:table-cell office:value-type="float" office:value="1.675" calcext:value-type="float">
            <text:p>1.675</text:p>
          </table:table-cell>
          <table:table-cell table:formula="of:=[.N21]/2"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31882860763" calcext:value-type="float">
            <text:p>0.131882860763</text:p>
          </table:table-cell>
          <table:table-cell office:value-type="float" office:value="0" calcext:value-type="float">
            <text:p>0</text:p>
          </table:table-cell>
          <table:table-cell office:value-type="float" office:value="1.7815625" calcext:value-type="float">
            <text:p>1.7815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90625" calcext:value-type="float">
            <text:p>5.290625</text:p>
          </table:table-cell>
          <table:table-cell office:value-type="float" office:value="0" calcext:value-type="float">
            <text:p>0</text:p>
          </table:table-cell>
          <table:table-cell office:value-type="float" office:value="0.27878163099289" calcext:value-type="float">
            <text:p>0.27878163099289</text:p>
          </table:table-cell>
          <table:table-cell/>
          <table:table-cell table:formula="of:=[.E22]/2" office:value-type="float" office:value="1" calcext:value-type="float">
            <text:p>1</text:p>
          </table:table-cell>
          <table:table-cell/>
          <table:table-cell office:value-type="float" office:value="1.746875" calcext:value-type="float">
            <text:p>1.746875</text:p>
          </table:table-cell>
          <table:table-cell table:formula="of:=[.N22]/2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2961981682573" calcext:value-type="float">
            <text:p>0.12961981682573</text:p>
          </table:table-cell>
          <table:table-cell office:value-type="float" office:value="0" calcext:value-type="float">
            <text:p>0</text:p>
          </table:table-cell>
          <table:table-cell office:value-type="float" office:value="1.76125" calcext:value-type="float">
            <text:p>1.76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28125" calcext:value-type="float">
            <text:p>5.228125</text:p>
          </table:table-cell>
          <table:table-cell office:value-type="float" office:value="0" calcext:value-type="float">
            <text:p>0</text:p>
          </table:table-cell>
          <table:table-cell office:value-type="float" office:value="0.29178943634033" calcext:value-type="float">
            <text:p>0.29178943634033</text:p>
          </table:table-cell>
          <table:table-cell/>
          <table:table-cell table:formula="of:=[.E23]/2" office:value-type="float" office:value="1" calcext:value-type="float">
            <text:p>1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[.N23]/2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1058062484488" calcext:value-type="float">
            <text:p>0.11058062484488</text:p>
          </table:table-cell>
          <table:table-cell office:value-type="float" office:value="0" calcext:value-type="float">
            <text:p>0</text:p>
          </table:table-cell>
          <table:table-cell office:value-type="float" office:value="1.75875" calcext:value-type="float">
            <text:p>1.75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4375" calcext:value-type="float">
            <text:p>5.24375</text:p>
          </table:table-cell>
          <table:table-cell office:value-type="float" office:value="0" calcext:value-type="float">
            <text:p>0</text:p>
          </table:table-cell>
          <table:table-cell office:value-type="float" office:value="0.27960927963257" calcext:value-type="float">
            <text:p>0.27960927963257</text:p>
          </table:table-cell>
          <table:table-cell/>
          <table:table-cell table:formula="of:=[.E24]/2" office:value-type="float" office:value="1" calcext:value-type="float">
            <text:p>1</text:p>
          </table:table-cell>
          <table:table-cell/>
          <table:table-cell office:value-type="float" office:value="1.7125" calcext:value-type="float">
            <text:p>1.7125</text:p>
          </table:table-cell>
          <table:table-cell table:formula="of:=[.N24]/2" office:value-type="float" office:value="0.85625" calcext:value-type="float">
            <text:p>0.856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7170301472768" calcext:value-type="float">
            <text:p>0.27170301472768</text:p>
          </table:table-cell>
          <table:table-cell office:value-type="float" office:value="0" calcext:value-type="float">
            <text:p>0</text:p>
          </table:table-cell>
          <table:table-cell office:value-type="float" office:value="1.7465625" calcext:value-type="float">
            <text:p>1.7465625</text:p>
          </table:table-cell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9375" calcext:value-type="float">
            <text:p>4.759375</text:p>
          </table:table-cell>
          <table:table-cell office:value-type="float" office:value="0" calcext:value-type="float">
            <text:p>0</text:p>
          </table:table-cell>
          <table:table-cell office:value-type="float" office:value="0.27063897132874" calcext:value-type="float">
            <text:p>0.27063897132874</text:p>
          </table:table-cell>
          <table:table-cell/>
          <table:table-cell table:formula="of:=[.E25]/2" office:value-type="float" office:value="0.9875" calcext:value-type="float">
            <text:p>0.9875</text:p>
          </table:table-cell>
          <table:table-cell/>
          <table:table-cell office:value-type="float" office:value="1.7875" calcext:value-type="float">
            <text:p>1.7875</text:p>
          </table:table-cell>
          <table:table-cell table:formula="of:=[.N25]/2" office:value-type="float" office:value="0.89375" calcext:value-type="float">
            <text:p>0.893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9466824261006" calcext:value-type="float">
            <text:p>0.09466824261006</text:p>
          </table:table-cell>
          <table:table-cell office:value-type="float" office:value="0" calcext:value-type="float">
            <text:p>0</text:p>
          </table:table-cell>
          <table:table-cell office:value-type="float" office:value="1.759375" calcext:value-type="float">
            <text:p>1.759375</text:p>
          </table:table-cell>
          <table:table-cell office:value-type="float" office:value="1.996875" calcext:value-type="float">
            <text:p>1.99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7244824886322" calcext:value-type="float">
            <text:p>0.27244824886322</text:p>
          </table:table-cell>
          <table:table-cell/>
          <table:table-cell table:formula="of:=[.E26]/2" office:value-type="float" office:value="0.9984375" calcext:value-type="float">
            <text:p>0.9984375</text:p>
          </table:table-cell>
          <table:table-cell/>
          <table:table-cell office:value-type="float" office:value="1.875" calcext:value-type="float">
            <text:p>1.875</text:p>
          </table:table-cell>
          <table:table-cell table:formula="of:=[.N26]/2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18235530462116" calcext:value-type="float">
            <text:p>0.18235530462116</text:p>
          </table:table-cell>
          <table:table-cell office:value-type="float" office:value="0" calcext:value-type="float">
            <text:p>0</text:p>
          </table:table-cell>
          <table:table-cell office:value-type="float" office:value="1.7765625" calcext:value-type="float">
            <text:p>1.7765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8125" calcext:value-type="float">
            <text:p>5.08125</text:p>
          </table:table-cell>
          <table:table-cell office:value-type="float" office:value="0" calcext:value-type="float">
            <text:p>0</text:p>
          </table:table-cell>
          <table:table-cell office:value-type="float" office:value="0.2607346868515" calcext:value-type="float">
            <text:p>0.2607346868515</text:p>
          </table:table-cell>
          <table:table-cell/>
          <table:table-cell table:formula="of:=[.E27]/2" office:value-type="float" office:value="1" calcext:value-type="float">
            <text:p>1</text:p>
          </table:table-cell>
          <table:table-cell/>
          <table:table-cell office:value-type="float" office:value="1.9125" calcext:value-type="float">
            <text:p>1.9125</text:p>
          </table:table-cell>
          <table:table-cell table:formula="of:=[.N27]/2" office:value-type="float" office:value="0.95625" calcext:value-type="float">
            <text:p>0.956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39027923863381" calcext:value-type="float">
            <text:p>0.39027923863381</text:p>
          </table:table-cell>
          <table:table-cell office:value-type="float" office:value="0" calcext:value-type="float">
            <text:p>0</text:p>
          </table:table-cell>
          <table:table-cell office:value-type="float" office:value="1.7834375" calcext:value-type="float">
            <text:p>1.7834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34375" calcext:value-type="float">
            <text:p>4.934375</text:p>
          </table:table-cell>
          <table:table-cell office:value-type="float" office:value="0" calcext:value-type="float">
            <text:p>0</text:p>
          </table:table-cell>
          <table:table-cell office:value-type="float" office:value="0.25821135997772" calcext:value-type="float">
            <text:p>0.25821135997772</text:p>
          </table:table-cell>
          <table:table-cell/>
          <table:table-cell table:formula="of:=[.E28]/2" office:value-type="float" office:value="1" calcext:value-type="float">
            <text:p>1</text:p>
          </table:table-cell>
          <table:table-cell/>
          <table:table-cell office:value-type="float" office:value="1.725" calcext:value-type="float">
            <text:p>1.725</text:p>
          </table:table-cell>
          <table:table-cell table:formula="of:=[.N28]/2" office:value-type="float" office:value="0.8625" calcext:value-type="float">
            <text:p>0.86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41671899599954" calcext:value-type="float">
            <text:p>0.41671899599954</text:p>
          </table:table-cell>
          <table:table-cell office:value-type="float" office:value="0" calcext:value-type="float">
            <text:p>0</text:p>
          </table:table-cell>
          <table:table-cell office:value-type="float" office:value="1.715625" calcext:value-type="float">
            <text:p>1.715625</text:p>
          </table:table-cell>
          <table:table-cell office:value-type="float" office:value="1.95625" calcext:value-type="float">
            <text:p>1.9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75" calcext:value-type="float">
            <text:p>5.3875</text:p>
          </table:table-cell>
          <table:table-cell office:value-type="float" office:value="0" calcext:value-type="float">
            <text:p>0</text:p>
          </table:table-cell>
          <table:table-cell office:value-type="float" office:value="0.27394166231155" calcext:value-type="float">
            <text:p>0.27394166231155</text:p>
          </table:table-cell>
          <table:table-cell/>
          <table:table-cell table:formula="of:=[.E29]/2" office:value-type="float" office:value="0.978125" calcext:value-type="float">
            <text:p>0.978125</text:p>
          </table:table-cell>
          <table:table-cell/>
          <table:table-cell office:value-type="float" office:value="1.425" calcext:value-type="float">
            <text:p>1.425</text:p>
          </table:table-cell>
          <table:table-cell table:formula="of:=[.N29]/2" office:value-type="float" office:value="0.7125" calcext:value-type="float">
            <text:p>0.71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34113402087241" calcext:value-type="float">
            <text:p>0.34113402087241</text:p>
          </table:table-cell>
          <table:table-cell office:value-type="float" office:value="0" calcext:value-type="float">
            <text:p>0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65625" calcext:value-type="float">
            <text:p>5.765625</text:p>
          </table:table-cell>
          <table:table-cell office:value-type="float" office:value="0" calcext:value-type="float">
            <text:p>0</text:p>
          </table:table-cell>
          <table:table-cell office:value-type="float" office:value="0.28840270280838" calcext:value-type="float">
            <text:p>0.28840270280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5" calcext:value-type="float">
            <text:p>1.85</text:p>
          </table:table-cell>
          <table:table-cell table:formula="of:=[.N30]/2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66593951761723" calcext:value-type="float">
            <text:p>0.66593951761723</text:p>
          </table:table-cell>
          <table:table-cell office:value-type="float" office:value="0" calcext:value-type="float">
            <text:p>0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375" calcext:value-type="float">
            <text:p>5.8375</text:p>
          </table:table-cell>
          <table:table-cell office:value-type="float" office:value="0" calcext:value-type="float">
            <text:p>0</text:p>
          </table:table-cell>
          <table:table-cell office:value-type="float" office:value="0.28942029476166" calcext:value-type="float">
            <text:p>0.28942029476166</text:p>
          </table:table-cell>
          <table:table-cell table:number-columns-repeated="3"/>
          <table:table-cell office:value-type="float" office:value="1.8375" calcext:value-type="float">
            <text:p>1.8375</text:p>
          </table:table-cell>
          <table:table-cell table:formula="of:=[.N31]/2" office:value-type="float" office:value="0.91875" calcext:value-type="float">
            <text:p>0.918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.9939507707953" calcext:value-type="float">
            <text:p>3.9939507707953</text:p>
          </table:table-cell>
          <table:table-cell office:value-type="float" office:value="0" calcext:value-type="float">
            <text:p>0</text:p>
          </table:table-cell>
          <table:table-cell office:value-type="float" office:value="0.380625" calcext:value-type="float">
            <text:p>0.38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1875" calcext:value-type="float">
            <text:p>5.81875</text:p>
          </table:table-cell>
          <table:table-cell office:value-type="float" office:value="0" calcext:value-type="float">
            <text:p>0</text:p>
          </table:table-cell>
          <table:table-cell office:value-type="float" office:value="0.28947905063629" calcext:value-type="float">
            <text:p>0.28947905063629</text:p>
          </table:table-cell>
          <table:table-cell table:number-columns-repeated="3"/>
          <table:table-cell office:value-type="float" office:value="1.975" calcext:value-type="float">
            <text:p>1.975</text:p>
          </table:table-cell>
          <table:table-cell table:formula="of:=[.N32]/2"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8.960543813705" calcext:value-type="float">
            <text:p>48.960543813705</text:p>
          </table:table-cell>
          <table:table-cell office:value-type="float" office:value="0" calcext:value-type="float">
            <text:p>0</text:p>
          </table:table-cell>
          <table:table-cell office:value-type="float" office:value="-0.038125" calcext:value-type="float">
            <text:p>-0.03812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9377946138382" calcext:value-type="float">
            <text:p>0.29377946138382</text:p>
          </table:table-cell>
          <table:table-cell table:number-columns-repeated="3"/>
          <table:table-cell office:value-type="float" office:value="1.775" calcext:value-type="float">
            <text:p>1.775</text:p>
          </table:table-cell>
          <table:table-cell table:formula="of:=[.N33]/2" office:value-type="float" office:value="0.8875" calcext:value-type="float">
            <text:p>0.88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49.55116664886" calcext:value-type="float">
            <text:p>449.55116664886</text:p>
          </table:table-cell>
          <table:table-cell office:value-type="float" office:value="0" calcext:value-type="float">
            <text:p>0</text:p>
          </table:table-cell>
          <table:table-cell office:value-type="float" office:value="-0.1090625" calcext:value-type="float">
            <text:p>-0.1090625</text:p>
          </table:table-cell>
          <table:table-cell office:value-type="float" office:value="0.021875" calcext:value-type="float">
            <text:p>0.021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4375" calcext:value-type="float">
            <text:p>5.984375</text:p>
          </table:table-cell>
          <table:table-cell office:value-type="float" office:value="0" calcext:value-type="float">
            <text:p>0</text:p>
          </table:table-cell>
          <table:table-cell office:value-type="float" office:value="0.42670678853989" calcext:value-type="float">
            <text:p>0.42670678853989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table:formula="of:=[.N34]/2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269.1811227417" calcext:value-type="float">
            <text:p>6269.1811227417</text:p>
          </table:table-cell>
          <table:table-cell office:value-type="float" office:value="0" calcext:value-type="float">
            <text:p>0</text:p>
          </table:table-cell>
          <table:table-cell office:value-type="float" office:value="-0.238125" calcext:value-type="float">
            <text:p>-0.238125</text:p>
          </table:table-cell>
          <table:table-cell office:value-type="float" office:value="-0.14375" calcext:value-type="float">
            <text:p>-0.1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71875" calcext:value-type="float">
            <text:p>5.771875</text:p>
          </table:table-cell>
          <table:table-cell office:value-type="float" office:value="0" calcext:value-type="float">
            <text:p>0</text:p>
          </table:table-cell>
          <table:table-cell office:value-type="float" office:value="0.43168904304504" calcext:value-type="float">
            <text:p>0.43168904304504</text:p>
          </table:table-cell>
          <table:table-cell table:number-columns-repeated="3"/>
          <table:table-cell office:value-type="float" office:value="1.8625" calcext:value-type="float">
            <text:p>1.8625</text:p>
          </table:table-cell>
          <table:table-cell table:formula="of:=[.N35]/2" office:value-type="float" office:value="0.93125" calcext:value-type="float">
            <text:p>0.931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9967.271317139" calcext:value-type="float">
            <text:p>29967.271317139</text:p>
          </table:table-cell>
          <table:table-cell office:value-type="float" office:value="0" calcext:value-type="float">
            <text:p>0</text:p>
          </table:table-cell>
          <table:table-cell office:value-type="float" office:value="-0.366875" calcext:value-type="float">
            <text:p>-0.366875</text:p>
          </table:table-cell>
          <table:table-cell office:value-type="float" office:value="-0.290625" calcext:value-type="float">
            <text:p>-0.29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4375" calcext:value-type="float">
            <text:p>5.94375</text:p>
          </table:table-cell>
          <table:table-cell office:value-type="float" office:value="0" calcext:value-type="float">
            <text:p>0</text:p>
          </table:table-cell>
          <table:table-cell office:value-type="float" office:value="0.29568505048752" calcext:value-type="float">
            <text:p>0.29568505048752</text:p>
          </table:table-cell>
          <table:table-cell table:number-columns-repeated="3"/>
          <table:table-cell office:value-type="float" office:value="1.6375" calcext:value-type="float">
            <text:p>1.6375</text:p>
          </table:table-cell>
          <table:table-cell table:formula="of:=[.N36]/2" office:value-type="float" office:value="0.81875" calcext:value-type="float">
            <text:p>0.818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85630.93643555" calcext:value-type="float">
            <text:p>185630.93643555</text:p>
          </table:table-cell>
          <table:table-cell office:value-type="float" office:value="0" calcext:value-type="float">
            <text:p>0</text:p>
          </table:table-cell>
          <table:table-cell office:value-type="float" office:value="-0.3965625" calcext:value-type="float">
            <text:p>-0.396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9375" calcext:value-type="float">
            <text:p>5.99375</text:p>
          </table:table-cell>
          <table:table-cell office:value-type="float" office:value="0" calcext:value-type="float">
            <text:p>0</text:p>
          </table:table-cell>
          <table:table-cell office:value-type="float" office:value="0.29328274726868" calcext:value-type="float">
            <text:p>0.29328274726868</text:p>
          </table:table-cell>
          <table:table-cell table:number-columns-repeated="3"/>
          <table:table-cell office:value-type="float" office:value="1.625" calcext:value-type="float">
            <text:p>1.625</text:p>
          </table:table-cell>
          <table:table-cell table:formula="of:=[.N37]/2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55986.78171875" calcext:value-type="float">
            <text:p>755986.78171875</text:p>
          </table:table-cell>
          <table:table-cell office:value-type="float" office:value="0" calcext:value-type="float">
            <text:p>0</text:p>
          </table:table-cell>
          <table:table-cell office:value-type="float" office:value="0.216875" calcext:value-type="float">
            <text:p>0.216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3125" calcext:value-type="float">
            <text:p>5.953125</text:p>
          </table:table-cell>
          <table:table-cell office:value-type="float" office:value="0" calcext:value-type="float">
            <text:p>0</text:p>
          </table:table-cell>
          <table:table-cell office:value-type="float" office:value="0.29632287740707" calcext:value-type="float">
            <text:p>0.29632287740707</text:p>
          </table:table-cell>
          <table:table-cell table:number-columns-repeated="3"/>
          <table:table-cell office:value-type="float" office:value="1.721875" calcext:value-type="float">
            <text:p>1.721875</text:p>
          </table:table-cell>
          <table:table-cell table:formula="of:=[.N38]/2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961065.6327344" calcext:value-type="float">
            <text:p>1961065.6327344</text:p>
          </table:table-cell>
          <table:table-cell office:value-type="float" office:value="0" calcext:value-type="float">
            <text:p>0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0254322767258" calcext:value-type="float">
            <text:p>0.30254322767258</text:p>
          </table:table-cell>
          <table:table-cell table:number-columns-repeated="3"/>
          <table:table-cell office:value-type="float" office:value="1.975" calcext:value-type="float">
            <text:p>1.975</text:p>
          </table:table-cell>
          <table:table-cell table:formula="of:=[.N39]/2" office:value-type="float" office:value="0.9875" calcext:value-type="float">
            <text:p>0.98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613192.125625" calcext:value-type="float">
            <text:p>2613192.125625</text:p>
          </table:table-cell>
          <table:table-cell office:value-type="float" office:value="0" calcext:value-type="float">
            <text:p>0</text:p>
          </table:table-cell>
          <table:table-cell office:value-type="float" office:value="0.1540625" calcext:value-type="float">
            <text:p>0.15406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9391742706299" calcext:value-type="float">
            <text:p>0.29391742706299</text:p>
          </table:table-cell>
          <table:table-cell table:number-columns-repeated="3"/>
          <table:table-cell office:value-type="float" office:value="1.925" calcext:value-type="float">
            <text:p>1.925</text:p>
          </table:table-cell>
          <table:table-cell table:formula="of:=[.N40]/2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97114.5290625" calcext:value-type="float">
            <text:p>3297114.5290625</text:p>
          </table:table-cell>
          <table:table-cell office:value-type="float" office:value="0" calcext:value-type="float">
            <text:p>0</text:p>
          </table:table-cell>
          <table:table-cell office:value-type="float" office:value="0.1128125" calcext:value-type="float">
            <text:p>0.11281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0149271965027" calcext:value-type="float">
            <text:p>0.30149271965027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757660.61" calcext:value-type="float">
            <text:p>3757660.61</text:p>
          </table:table-cell>
          <table:table-cell office:value-type="float" office:value="0" calcext:value-type="float">
            <text:p>0</text:p>
          </table:table-cell>
          <table:table-cell office:value-type="float" office:value="0.274375" calcext:value-type="float">
            <text:p>0.274375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9633266687393" calcext:value-type="float">
            <text:p>0.29633266687393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176724.945" calcext:value-type="float">
            <text:p>7176724.945</text:p>
          </table:table-cell>
          <table:table-cell office:value-type="float" office:value="0" calcext:value-type="float">
            <text:p>0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9375" calcext:value-type="float">
            <text:p>5.859375</text:p>
          </table:table-cell>
          <table:table-cell office:value-type="float" office:value="0" calcext:value-type="float">
            <text:p>0</text:p>
          </table:table-cell>
          <table:table-cell office:value-type="float" office:value="0.30266977787018" calcext:value-type="float">
            <text:p>0.30266977787018</text:p>
          </table:table-cell>
          <table:table-cell table:number-columns-repeated="5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631860.603125" calcext:value-type="float">
            <text:p>7631860.603125</text:p>
          </table:table-cell>
          <table:table-cell office:value-type="float" office:value="0" calcext:value-type="float">
            <text:p>0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7375" calcext:value-type="float">
            <text:p>-0.7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8125" calcext:value-type="float">
            <text:p>5.88125</text:p>
          </table:table-cell>
          <table:table-cell office:value-type="float" office:value="0" calcext:value-type="float">
            <text:p>0</text:p>
          </table:table-cell>
          <table:table-cell office:value-type="float" office:value="0.3073739528656" calcext:value-type="float">
            <text:p>0.3073739528656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334954.279375" calcext:value-type="float">
            <text:p>7334954.279375</text:p>
          </table:table-cell>
          <table:table-cell office:value-type="float" office:value="0" calcext:value-type="float">
            <text:p>0</text:p>
          </table:table-cell>
          <table:table-cell office:value-type="float" office:value="-1.551875" calcext:value-type="float">
            <text:p>-1.551875</text:p>
          </table:table-cell>
          <table:table-cell office:value-type="float" office:value="-1.68125" calcext:value-type="float">
            <text:p>-1.6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28125" calcext:value-type="float">
            <text:p>5.728125</text:p>
          </table:table-cell>
          <table:table-cell office:value-type="float" office:value="0" calcext:value-type="float">
            <text:p>0</text:p>
          </table:table-cell>
          <table:table-cell office:value-type="float" office:value="0.30612593412399" calcext:value-type="float">
            <text:p>0.30612593412399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6494033.493437" calcext:value-type="float">
            <text:p>46494033.493437</text:p>
          </table:table-cell>
          <table:table-cell office:value-type="float" office:value="0" calcext:value-type="float">
            <text:p>0</text:p>
          </table:table-cell>
          <table:table-cell office:value-type="float" office:value="-1.0609375" calcext:value-type="float">
            <text:p>-1.0609375</text:p>
          </table:table-cell>
          <table:table-cell office:value-type="float" office:value="-1.046875" calcext:value-type="float">
            <text:p>-1.04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3125" calcext:value-type="float">
            <text:p>5.73125</text:p>
          </table:table-cell>
          <table:table-cell office:value-type="float" office:value="0" calcext:value-type="float">
            <text:p>0</text:p>
          </table:table-cell>
          <table:table-cell office:value-type="float" office:value="0.29219871520996" calcext:value-type="float">
            <text:p>0.29219871520996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023304.48" calcext:value-type="float">
            <text:p>5023304.48</text:p>
          </table:table-cell>
          <table:table-cell office:value-type="float" office:value="0" calcext:value-type="float">
            <text:p>0</text:p>
          </table:table-cell>
          <table:table-cell office:value-type="float" office:value="-1.0346875" calcext:value-type="float">
            <text:p>-1.0346875</text:p>
          </table:table-cell>
          <table:table-cell office:value-type="float" office:value="-1.003125" calcext:value-type="float">
            <text:p>-1.0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office:value-type="float" office:value="0.29478645324707" calcext:value-type="float">
            <text:p>0.29478645324707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261521.865" calcext:value-type="float">
            <text:p>11261521.865</text:p>
          </table:table-cell>
          <table:table-cell office:value-type="float" office:value="0" calcext:value-type="float">
            <text:p>0</text:p>
          </table:table-cell>
          <table:table-cell office:value-type="float" office:value="-0.195625" calcext:value-type="float">
            <text:p>-0.195625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65625" calcext:value-type="float">
            <text:p>5.665625</text:p>
          </table:table-cell>
          <table:table-cell office:value-type="float" office:value="0" calcext:value-type="float">
            <text:p>0</text:p>
          </table:table-cell>
          <table:table-cell office:value-type="float" office:value="0.29210404396057" calcext:value-type="float">
            <text:p>0.29210404396057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6170431.185" calcext:value-type="float">
            <text:p>36170431.185</text:p>
          </table:table-cell>
          <table:table-cell office:value-type="float" office:value="0" calcext:value-type="float">
            <text:p>0</text:p>
          </table:table-cell>
          <table:table-cell office:value-type="float" office:value="-0.180625" calcext:value-type="float">
            <text:p>-0.18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875" calcext:value-type="float">
            <text:p>5.6875</text:p>
          </table:table-cell>
          <table:table-cell office:value-type="float" office:value="0" calcext:value-type="float">
            <text:p>0</text:p>
          </table:table-cell>
          <table:table-cell office:value-type="float" office:value="0.29163877487183" calcext:value-type="float">
            <text:p>0.29163877487183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8901343.185" calcext:value-type="float">
            <text:p>18901343.185</text:p>
          </table:table-cell>
          <table:table-cell office:value-type="float" office:value="0" calcext:value-type="float">
            <text:p>0</text:p>
          </table:table-cell>
          <table:table-cell office:value-type="float" office:value="-0.440625" calcext:value-type="float">
            <text:p>-0.440625</text:p>
          </table:table-cell>
          <table:table-cell office:value-type="float" office:value="-0.315625" calcext:value-type="float">
            <text:p>-0.31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6875" calcext:value-type="float">
            <text:p>5.846875</text:p>
          </table:table-cell>
          <table:table-cell office:value-type="float" office:value="0" calcext:value-type="float">
            <text:p>0</text:p>
          </table:table-cell>
          <table:table-cell office:value-type="float" office:value="0.29226134538651" calcext:value-type="float">
            <text:p>0.2922613453865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972018.295" calcext:value-type="float">
            <text:p>6972018.295</text:p>
          </table:table-cell>
          <table:table-cell office:value-type="float" office:value="0" calcext:value-type="float">
            <text:p>0</text:p>
          </table:table-cell>
          <table:table-cell office:value-type="float" office:value="-0.6984375" calcext:value-type="float">
            <text:p>-0.6984375</text:p>
          </table:table-cell>
          <table:table-cell office:value-type="float" office:value="-0.55625" calcext:value-type="float">
            <text:p>-0.5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375" calcext:value-type="float">
            <text:p>5.8375</text:p>
          </table:table-cell>
          <table:table-cell office:value-type="float" office:value="0" calcext:value-type="float">
            <text:p>0</text:p>
          </table:table-cell>
          <table:table-cell office:value-type="float" office:value="0.38207684755325" calcext:value-type="float">
            <text:p>0.38207684755325</text:p>
          </table:table-cell>
          <table:table-cell table:number-columns-repeated="5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067958.3525" calcext:value-type="float">
            <text:p>5067958.3525</text:p>
          </table:table-cell>
          <table:table-cell office:value-type="float" office:value="0" calcext:value-type="float">
            <text:p>0</text:p>
          </table:table-cell>
          <table:table-cell office:value-type="float" office:value="-0.746875" calcext:value-type="float">
            <text:p>-0.746875</text:p>
          </table:table-cell>
          <table:table-cell office:value-type="float" office:value="-0.965625" calcext:value-type="float">
            <text:p>-0.96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office:value-type="float" office:value="0.30692621946335" calcext:value-type="float">
            <text:p>0.30692621946335</text:p>
          </table:table-cell>
          <table:table-cell table:number-columns-repeated="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907635.840625" calcext:value-type="float">
            <text:p>6907635.840625</text:p>
          </table:table-cell>
          <table:table-cell office:value-type="float" office:value="0" calcext:value-type="float">
            <text:p>0</text:p>
          </table:table-cell>
          <table:table-cell office:value-type="float" office:value="-1.070625" calcext:value-type="float">
            <text:p>-1.070625</text:p>
          </table:table-cell>
          <table:table-cell office:value-type="float" office:value="-1.059375" calcext:value-type="float">
            <text:p>-1.05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3125" calcext:value-type="float">
            <text:p>5.703125</text:p>
          </table:table-cell>
          <table:table-cell office:value-type="float" office:value="0" calcext:value-type="float">
            <text:p>0</text:p>
          </table:table-cell>
          <table:table-cell office:value-type="float" office:value="0.29615648031235" calcext:value-type="float">
            <text:p>0.29615648031235</text:p>
          </table:table-cell>
          <table:table-cell table:number-columns-repeated="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358055.3325" calcext:value-type="float">
            <text:p>2358055.3325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1.075" calcext:value-type="float">
            <text:p>-1.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0.29473128318787" calcext:value-type="float">
            <text:p>0.29473128318787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064871.3775" calcext:value-type="float">
            <text:p>3064871.3775</text:p>
          </table:table-cell>
          <table:table-cell office:value-type="float" office:value="0" calcext:value-type="float">
            <text:p>0</text:p>
          </table:table-cell>
          <table:table-cell office:value-type="float" office:value="-1.1090625" calcext:value-type="float">
            <text:p>-1.1090625</text:p>
          </table:table-cell>
          <table:table-cell office:value-type="float" office:value="-0.903125" calcext:value-type="float">
            <text:p>-0.90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15625" calcext:value-type="float">
            <text:p>5.915625</text:p>
          </table:table-cell>
          <table:table-cell office:value-type="float" office:value="0" calcext:value-type="float">
            <text:p>0</text:p>
          </table:table-cell>
          <table:table-cell office:value-type="float" office:value="0.30266327857971" calcext:value-type="float">
            <text:p>0.30266327857971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26744.79" calcext:value-type="float">
            <text:p>3126744.79</text:p>
          </table:table-cell>
          <table:table-cell office:value-type="float" office:value="0" calcext:value-type="float">
            <text:p>0</text:p>
          </table:table-cell>
          <table:table-cell office:value-type="float" office:value="-1.06375" calcext:value-type="float">
            <text:p>-1.06375</text:p>
          </table:table-cell>
          <table:table-cell office:value-type="float" office:value="-0.953125" calcext:value-type="float">
            <text:p>-0.95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375" calcext:value-type="float">
            <text:p>5.7375</text:p>
          </table:table-cell>
          <table:table-cell office:value-type="float" office:value="0" calcext:value-type="float">
            <text:p>0</text:p>
          </table:table-cell>
          <table:table-cell office:value-type="float" office:value="0.30441114425659" calcext:value-type="float">
            <text:p>0.30441114425659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887448.6225" calcext:value-type="float">
            <text:p>3887448.6225</text:p>
          </table:table-cell>
          <table:table-cell office:value-type="float" office:value="0" calcext:value-type="float">
            <text:p>0</text:p>
          </table:table-cell>
          <table:table-cell office:value-type="float" office:value="-1.089375" calcext:value-type="float">
            <text:p>-1.089375</text:p>
          </table:table-cell>
          <table:table-cell office:value-type="float" office:value="-1.065625" calcext:value-type="float">
            <text:p>-1.06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3125" calcext:value-type="float">
            <text:p>5.903125</text:p>
          </table:table-cell>
          <table:table-cell office:value-type="float" office:value="0" calcext:value-type="float">
            <text:p>0</text:p>
          </table:table-cell>
          <table:table-cell office:value-type="float" office:value="0.29562442064285" calcext:value-type="float">
            <text:p>0.29562442064285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432433.03" calcext:value-type="float">
            <text:p>4432433.03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-1.1625" calcext:value-type="float">
            <text:p>-1.1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6875" calcext:value-type="float">
            <text:p>5.846875</text:p>
          </table:table-cell>
          <table:table-cell office:value-type="float" office:value="0" calcext:value-type="float">
            <text:p>0</text:p>
          </table:table-cell>
          <table:table-cell office:value-type="float" office:value="0.29517119884491" calcext:value-type="float">
            <text:p>0.29517119884491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884302.175" calcext:value-type="float">
            <text:p>4884302.175</text:p>
          </table:table-cell>
          <table:table-cell office:value-type="float" office:value="0" calcext:value-type="float">
            <text:p>0</text:p>
          </table:table-cell>
          <table:table-cell office:value-type="float" office:value="-1.0925" calcext:value-type="float">
            <text:p>-1.0925</text:p>
          </table:table-cell>
          <table:table-cell office:value-type="float" office:value="-0.95625" calcext:value-type="float">
            <text:p>-0.9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0625" calcext:value-type="float">
            <text:p>5.840625</text:p>
          </table:table-cell>
          <table:table-cell office:value-type="float" office:value="0" calcext:value-type="float">
            <text:p>0</text:p>
          </table:table-cell>
          <table:table-cell office:value-type="float" office:value="0.29278654575348" calcext:value-type="float">
            <text:p>0.29278654575348</text:p>
          </table:table-cell>
          <table:table-cell table:number-columns-repeated="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5996511.1325" calcext:value-type="float">
            <text:p>5996511.1325</text:p>
          </table:table-cell>
          <table:table-cell office:value-type="float" office:value="0" calcext:value-type="float">
            <text:p>0</text:p>
          </table:table-cell>
          <table:table-cell office:value-type="float" office:value="-0.8075" calcext:value-type="float">
            <text:p>-0.8075</text:p>
          </table:table-cell>
          <table:table-cell office:value-type="float" office:value="-0.775" calcext:value-type="float">
            <text:p>-0.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3125" calcext:value-type="float">
            <text:p>5.953125</text:p>
          </table:table-cell>
          <table:table-cell office:value-type="float" office:value="0" calcext:value-type="float">
            <text:p>0</text:p>
          </table:table-cell>
          <table:table-cell office:value-type="float" office:value="0.29850841760635" calcext:value-type="float">
            <text:p>0.2985084176063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346770.06" calcext:value-type="float">
            <text:p>6346770.06</text:p>
          </table:table-cell>
          <table:table-cell office:value-type="float" office:value="0" calcext:value-type="float">
            <text:p>0</text:p>
          </table:table-cell>
          <table:table-cell office:value-type="float" office:value="-0.488125" calcext:value-type="float">
            <text:p>-0.488125</text:p>
          </table:table-cell>
          <table:table-cell office:value-type="float" office:value="-0.3625" calcext:value-type="float">
            <text:p>-0.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625" calcext:value-type="float">
            <text:p>5.9625</text:p>
          </table:table-cell>
          <table:table-cell office:value-type="float" office:value="0" calcext:value-type="float">
            <text:p>0</text:p>
          </table:table-cell>
          <table:table-cell office:value-type="float" office:value="0.30051091432571" calcext:value-type="float">
            <text:p>0.30051091432571</text:p>
          </table:table-cell>
          <table:table-cell table:number-columns-repeated="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942643.605" calcext:value-type="float">
            <text:p>9942643.605</text:p>
          </table:table-cell>
          <table:table-cell office:value-type="float" office:value="0" calcext:value-type="float">
            <text:p>0</text:p>
          </table:table-cell>
          <table:table-cell office:value-type="float" office:value="-0.8659375" calcext:value-type="float">
            <text:p>-0.8659375</text:p>
          </table:table-cell>
          <table:table-cell office:value-type="float" office:value="-0.56875" calcext:value-type="float">
            <text:p>-0.5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625" calcext:value-type="float">
            <text:p>5.90625</text:p>
          </table:table-cell>
          <table:table-cell office:value-type="float" office:value="0" calcext:value-type="float">
            <text:p>0</text:p>
          </table:table-cell>
          <table:table-cell office:value-type="float" office:value="0.30475628852844" calcext:value-type="float">
            <text:p>0.30475628852844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973239.74" calcext:value-type="float">
            <text:p>8973239.74</text:p>
          </table:table-cell>
          <table:table-cell office:value-type="float" office:value="0" calcext:value-type="float">
            <text:p>0</text:p>
          </table:table-cell>
          <table:table-cell office:value-type="float" office:value="-1.0734375" calcext:value-type="float">
            <text:p>-1.0734375</text:p>
          </table:table-cell>
          <table:table-cell office:value-type="float" office:value="-0.884375" calcext:value-type="float">
            <text:p>-0.88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3125" calcext:value-type="float">
            <text:p>5.903125</text:p>
          </table:table-cell>
          <table:table-cell office:value-type="float" office:value="0" calcext:value-type="float">
            <text:p>0</text:p>
          </table:table-cell>
          <table:table-cell office:value-type="float" office:value="0.38998016119003" calcext:value-type="float">
            <text:p>0.38998016119003</text:p>
          </table:table-cell>
          <table:table-cell table:number-columns-repeated="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113644.45" calcext:value-type="float">
            <text:p>9113644.45</text:p>
          </table:table-cell>
          <table:table-cell office:value-type="float" office:value="0" calcext:value-type="float">
            <text:p>0</text:p>
          </table:table-cell>
          <table:table-cell office:value-type="float" office:value="-1.1040625" calcext:value-type="float">
            <text:p>-1.1040625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9375" calcext:value-type="float">
            <text:p>5.89375</text:p>
          </table:table-cell>
          <table:table-cell office:value-type="float" office:value="0" calcext:value-type="float">
            <text:p>0</text:p>
          </table:table-cell>
          <table:table-cell office:value-type="float" office:value="0.30315329790115" calcext:value-type="float">
            <text:p>0.30315329790115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997770.925" calcext:value-type="float">
            <text:p>8997770.925</text:p>
          </table:table-cell>
          <table:table-cell office:value-type="float" office:value="0" calcext:value-type="float">
            <text:p>0</text:p>
          </table:table-cell>
          <table:table-cell office:value-type="float" office:value="-1.050625" calcext:value-type="float">
            <text:p>-1.050625</text:p>
          </table:table-cell>
          <table:table-cell office:value-type="float" office:value="-1.125" calcext:value-type="float">
            <text:p>-1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46875" calcext:value-type="float">
            <text:p>5.746875</text:p>
          </table:table-cell>
          <table:table-cell office:value-type="float" office:value="0" calcext:value-type="float">
            <text:p>0</text:p>
          </table:table-cell>
          <table:table-cell office:value-type="float" office:value="0.30704476594925" calcext:value-type="float">
            <text:p>0.30704476594925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742172.205" calcext:value-type="float">
            <text:p>10742172.205</text:p>
          </table:table-cell>
          <table:table-cell office:value-type="float" office:value="0" calcext:value-type="float">
            <text:p>0</text:p>
          </table:table-cell>
          <table:table-cell office:value-type="float" office:value="-0.9309375" calcext:value-type="float">
            <text:p>-0.9309375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1875" calcext:value-type="float">
            <text:p>5.91875</text:p>
          </table:table-cell>
          <table:table-cell office:value-type="float" office:value="0" calcext:value-type="float">
            <text:p>0</text:p>
          </table:table-cell>
          <table:table-cell office:value-type="float" office:value="0.30815130472183" calcext:value-type="float">
            <text:p>0.30815130472183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3383475.095" calcext:value-type="float">
            <text:p>13383475.095</text:p>
          </table:table-cell>
          <table:table-cell office:value-type="float" office:value="0" calcext:value-type="float">
            <text:p>0</text:p>
          </table:table-cell>
          <table:table-cell office:value-type="float" office:value="-1.07375" calcext:value-type="float">
            <text:p>-1.07375</text:p>
          </table:table-cell>
          <table:table-cell office:value-type="float" office:value="-1.090625" calcext:value-type="float">
            <text:p>-1.09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office:value-type="float" office:value="0.30403554201126" calcext:value-type="float">
            <text:p>0.30403554201126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699673.595" calcext:value-type="float">
            <text:p>9699673.595</text:p>
          </table:table-cell>
          <table:table-cell office:value-type="float" office:value="0" calcext:value-type="float">
            <text:p>0</text:p>
          </table:table-cell>
          <table:table-cell office:value-type="float" office:value="-1.05125" calcext:value-type="float">
            <text:p>-1.05125</text:p>
          </table:table-cell>
          <table:table-cell office:value-type="float" office:value="-1.165625" calcext:value-type="float">
            <text:p>-1.16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0625" calcext:value-type="float">
            <text:p>5.840625</text:p>
          </table:table-cell>
          <table:table-cell office:value-type="float" office:value="0" calcext:value-type="float">
            <text:p>0</text:p>
          </table:table-cell>
          <table:table-cell office:value-type="float" office:value="0.29699841499329" calcext:value-type="float">
            <text:p>0.29699841499329</text:p>
          </table:table-cell>
          <table:table-cell table:number-columns-repeated="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2431549.555" calcext:value-type="float">
            <text:p>12431549.555</text:p>
          </table:table-cell>
          <table:table-cell office:value-type="float" office:value="0" calcext:value-type="float">
            <text:p>0</text:p>
          </table:table-cell>
          <table:table-cell office:value-type="float" office:value="-0.986875" calcext:value-type="float">
            <text:p>-0.986875</text:p>
          </table:table-cell>
          <table:table-cell office:value-type="float" office:value="-0.80625" calcext:value-type="float">
            <text:p>-0.8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40625" calcext:value-type="float">
            <text:p>5.940625</text:p>
          </table:table-cell>
          <table:table-cell office:value-type="float" office:value="0" calcext:value-type="float">
            <text:p>0</text:p>
          </table:table-cell>
          <table:table-cell office:value-type="float" office:value="0.30331483840942" calcext:value-type="float">
            <text:p>0.30331483840942</text:p>
          </table:table-cell>
          <table:table-cell table:number-columns-repeated="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3030638.16" calcext:value-type="float">
            <text:p>13030638.16</text:p>
          </table:table-cell>
          <table:table-cell office:value-type="float" office:value="0" calcext:value-type="float">
            <text:p>0</text:p>
          </table:table-cell>
          <table:table-cell office:value-type="float" office:value="-0.4459375" calcext:value-type="float">
            <text:p>-0.4459375</text:p>
          </table:table-cell>
          <table:table-cell office:value-type="float" office:value="-0.30625" calcext:value-type="float">
            <text:p>-0.3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75" calcext:value-type="float">
            <text:p>5.9875</text:p>
          </table:table-cell>
          <table:table-cell office:value-type="float" office:value="0" calcext:value-type="float">
            <text:p>0</text:p>
          </table:table-cell>
          <table:table-cell office:value-type="float" office:value="0.30780522823334" calcext:value-type="float">
            <text:p>0.30780522823334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298906.16" calcext:value-type="float">
            <text:p>15298906.16</text:p>
          </table:table-cell>
          <table:table-cell office:value-type="float" office:value="0" calcext:value-type="float">
            <text:p>0</text:p>
          </table:table-cell>
          <table:table-cell office:value-type="float" office:value="-0.20875" calcext:value-type="float">
            <text:p>-0.20875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65625" calcext:value-type="float">
            <text:p>5.765625</text:p>
          </table:table-cell>
          <table:table-cell office:value-type="float" office:value="0" calcext:value-type="float">
            <text:p>0</text:p>
          </table:table-cell>
          <table:table-cell office:value-type="float" office:value="0.30501266241074" calcext:value-type="float">
            <text:p>0.30501266241074</text:p>
          </table:table-cell>
          <table:table-cell table:number-columns-repeated="5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8824624.31" calcext:value-type="float">
            <text:p>38824624.31</text:p>
          </table:table-cell>
          <table:table-cell office:value-type="float" office:value="0" calcext:value-type="float">
            <text:p>0</text:p>
          </table:table-cell>
          <table:table-cell office:value-type="float" office:value="-0.7703125" calcext:value-type="float">
            <text:p>-0.7703125</text:p>
          </table:table-cell>
          <table:table-cell office:value-type="float" office:value="-0.66875" calcext:value-type="float">
            <text:p>-0.6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71875" calcext:value-type="float">
            <text:p>5.871875</text:p>
          </table:table-cell>
          <table:table-cell office:value-type="float" office:value="0" calcext:value-type="float">
            <text:p>0</text:p>
          </table:table-cell>
          <table:table-cell office:value-type="float" office:value="0.30306130170822" calcext:value-type="float">
            <text:p>0.30306130170822</text:p>
          </table:table-cell>
          <table:table-cell table:number-columns-repeated="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1545925.705" calcext:value-type="float">
            <text:p>41545925.705</text:p>
          </table:table-cell>
          <table:table-cell office:value-type="float" office:value="0" calcext:value-type="float">
            <text:p>0</text:p>
          </table:table-cell>
          <table:table-cell office:value-type="float" office:value="-0.43375" calcext:value-type="float">
            <text:p>-0.4337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0226622104645" calcext:value-type="float">
            <text:p>0.30226622104645</text:p>
          </table:table-cell>
          <table:table-cell table:number-columns-repeated="5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8278270.79" calcext:value-type="float">
            <text:p>58278270.79</text:p>
          </table:table-cell>
          <table:table-cell office:value-type="float" office:value="0" calcext:value-type="float">
            <text:p>0</text:p>
          </table:table-cell>
          <table:table-cell office:value-type="float" office:value="-0.2140625" calcext:value-type="float">
            <text:p>-0.2140625</text:p>
          </table:table-cell>
          <table:table-cell office:value-type="float" office:value="0.096875" calcext:value-type="float">
            <text:p>0.096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125" calcext:value-type="float">
            <text:p>5.8125</text:p>
          </table:table-cell>
          <table:table-cell office:value-type="float" office:value="0" calcext:value-type="float">
            <text:p>0</text:p>
          </table:table-cell>
          <table:table-cell office:value-type="float" office:value="0.29269572734833" calcext:value-type="float">
            <text:p>0.29269572734833</text:p>
          </table:table-cell>
          <table:table-cell table:number-columns-repeated="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7729984.13" calcext:value-type="float">
            <text:p>17729984.13</text:p>
          </table:table-cell>
          <table:table-cell office:value-type="float" office:value="0" calcext:value-type="float">
            <text:p>0</text:p>
          </table:table-cell>
          <table:table-cell office:value-type="float" office:value="-0.1984375" calcext:value-type="float">
            <text:p>-0.1984375</text:p>
          </table:table-cell>
          <table:table-cell office:value-type="float" office:value="-0.040625" calcext:value-type="float">
            <text:p>-0.040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46750831604" calcext:value-type="float">
            <text:p>0.3246750831604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426.13pt" svg:height="266.54pt" svg:x="0pt" svg:y="0pt">
            <draw:object draw:notify-on-update-of-ranges="stats.A2:stats.A40 stats.O1:stats.O1 stats.O2:stats.O40 stats.A2:stats.A30 stats.L1:stats.L1 stats.L2:stats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0:23:08.830132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4:02:35.501334245</dc:date>
    <meta:editing-duration>PT4H30M48S</meta:editing-duration>
    <meta:editing-cycles>2</meta:editing-cycles>
    <meta:generator>LibreOffice/6.0.7.3$Linux_X86_64 LibreOffice_project/00m0$Build-3</meta:generator>
    <meta:document-statistic meta:table-count="2" meta:cell-count="8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34cm" svg:height="10.041cm" xlink:href=".." xlink:type="simple" chart:class="chart:scatter" chart:style-name="ch1">
        <chart:legend svg:x="12.819cm" svg:y="7.944cm" style:legend-expansion="custom" chartooo:width="1.239cm" chartooo:height="1.222cm" style:legend-expansion-aspect-ratio="1.0139116202946" chart:style-name="ch2"/>
        <chart:plot-area chart:style-name="ch3" table:cell-range-address="stats.A2:stats.A30 stats.Q1:stats.Q1 stats.L2:stats.L30 stats.O1:stats.O40" chart:data-source-has-labels="row" svg:x="0.255cm" svg:y="0.199cm" svg:width="14.5cm" svg:height="7.599cm">
          <chartooo:coordinate-region svg:x="0.982cm" svg:y="0.398cm" svg:width="13.401cm" svg:height="6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s.L2:stats.L30" chart:label-cell-address="stats.Q1:stats.Q1" chart:class="chart:scatter">
            <chart:domain table:cell-range-address="stats.A2:stats.A30"/>
            <chart:data-point chart:repeated="29"/>
          </chart:series>
          <chart:series chart:style-name="ch8" chart:values-cell-range-address="stats.O2:stats.O40" chart:label-cell-address="stats.O1:stats.O1" chart:class="chart:scatter">
            <chart:domain table:cell-range-address="stats.A2:stats.A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tats.Q1:stats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 RNN on Telling Game</text:p>
                <draw:g>
                  <svg:desc>stats.O1:stat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tats.A2:stats.A30</svg:desc>
                </draw:g>
              </table:table-cell>
              <table:table-cell office:value-type="float" office:value="0.2578125">
                <text:p>0.2578125</text:p>
                <draw:g>
                  <svg:desc>stats.L2:stats.L30</svg:desc>
                </draw:g>
              </table:table-cell>
              <table:table-cell office:value-type="float" office:value="100">
                <text:p>100</text:p>
                <draw:g>
                  <svg:desc>stats.A2:stats.A40</svg:desc>
                </draw:g>
              </table:table-cell>
              <table:table-cell office:value-type="float" office:value="0.1859375">
                <text:p>0.1859375</text:p>
                <draw:g>
                  <svg:desc>stats.O2:stats.O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4109375">
                <text:p>0.4109375</text:p>
              </table:table-cell>
              <table:table-cell office:value-type="float" office:value="200">
                <text:p>20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48125">
                <text:p>0.48125</text:p>
              </table:table-cell>
              <table:table-cell office:value-type="float" office:value="300">
                <text:p>300</text:p>
              </table:table-cell>
              <table:table-cell office:value-type="float" office:value="0.215625">
                <text:p>0.2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6359375">
                <text:p>0.6359375</text:p>
              </table:table-cell>
              <table:table-cell office:value-type="float" office:value="400">
                <text:p>400</text:p>
              </table:table-cell>
              <table:table-cell office:value-type="float" office:value="0.209375">
                <text:p>0.2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96875">
                <text:p>0.596875</text:p>
              </table:table-cell>
              <table:table-cell office:value-type="float" office:value="500">
                <text:p>500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234375">
                <text:p>0.9234375</text:p>
              </table:table-cell>
              <table:table-cell office:value-type="float" office:value="600">
                <text:p>600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700">
                <text:p>700</text:p>
              </table:table-cell>
              <table:table-cell office:value-type="float" office:value="0.3734375">
                <text:p>0.3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9921875">
                <text:p>0.9921875</text:p>
              </table:table-cell>
              <table:table-cell office:value-type="float" office:value="800">
                <text:p>8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900">
                <text:p>900</text:p>
              </table:table-cell>
              <table:table-cell office:value-type="float" office:value="0.478125">
                <text:p>0.4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871875">
                <text:p>0.871875</text:p>
              </table:table-cell>
              <table:table-cell office:value-type="float" office:value="1000">
                <text:p>1000</text:p>
              </table:table-cell>
              <table:table-cell office:value-type="float" office:value="0.6609375">
                <text:p>0.66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975">
                <text:p>0.975</text:p>
              </table:table-cell>
              <table:table-cell office:value-type="float" office:value="1100">
                <text:p>11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99375">
                <text:p>0.99375</text:p>
              </table:table-cell>
              <table:table-cell office:value-type="float" office:value="1200">
                <text:p>12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9984375">
                <text:p>0.9984375</text:p>
              </table:table-cell>
              <table:table-cell office:value-type="float" office:value="1300">
                <text:p>130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9375">
                <text:p>0.99375</text:p>
              </table:table-cell>
              <table:table-cell office:value-type="float" office:value="1400">
                <text:p>1400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921875">
                <text:p>0.9921875</text:p>
              </table:table-cell>
              <table:table-cell office:value-type="float" office:value="1500">
                <text:p>1500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9796875">
                <text:p>0.9796875</text:p>
              </table:table-cell>
              <table:table-cell office:value-type="float" office:value="1600">
                <text:p>1600</text:p>
              </table:table-cell>
              <table:table-cell office:value-type="float" office:value="0.93125">
                <text:p>0.9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93125">
                <text:p>0.93125</text:p>
              </table:table-cell>
              <table:table-cell office:value-type="float" office:value="1700">
                <text:p>1700</text:p>
              </table:table-cell>
              <table:table-cell office:value-type="float" office:value="0.9421875">
                <text:p>0.94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9921875">
                <text:p>0.9921875</text:p>
              </table:table-cell>
              <table:table-cell office:value-type="float" office:value="1800">
                <text:p>180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1900">
                <text:p>19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2100">
                <text:p>2100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2200">
                <text:p>22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2300">
                <text:p>2300</text:p>
              </table:table-cell>
              <table:table-cell office:value-type="float" office:value="0.85625">
                <text:p>0.8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9875">
                <text:p>0.9875</text:p>
              </table:table-cell>
              <table:table-cell office:value-type="float" office:value="2400">
                <text:p>2400</text:p>
              </table:table-cell>
              <table:table-cell office:value-type="float" office:value="0.89375">
                <text:p>0.8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9984375">
                <text:p>0.9984375</text:p>
              </table:table-cell>
              <table:table-cell office:value-type="float" office:value="2500">
                <text:p>25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2600">
                <text:p>2600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2700">
                <text:p>2700</text:p>
              </table:table-cell>
              <table:table-cell office:value-type="float" office:value="0.8625">
                <text:p>0.8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978125">
                <text:p>0.978125</text:p>
              </table:table-cell>
              <table:table-cell office:value-type="float" office:value="2800">
                <text:p>2800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2900">
                <text:p>290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">
                <text:p>3100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  <table:table-cell office:value-type="float" office:value="0.8875">
                <text:p>0.8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0.93125">
                <text:p>0.93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0.81875">
                <text:p>0.8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0.9625">
                <text:p>0.9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Math TeX Gyre'" style:font-style-name="Regular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5" style:family="chart">
      <style:chart-properties style:rotation-angle="0"/>
      <style:text-properties fo:font-family="'DejaVu Math TeX Gyre'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DejaVu Math TeX Gyre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4cm" svg:height="9.404cm" xlink:href=".." xlink:type="simple" chart:class="chart:scatter" chart:style-name="ch1">
        <chart:legend svg:x="8.438cm" svg:y="7.881cm" style:legend-expansion="custom" chartooo:width="6.143cm" chartooo:height="1.292cm" style:legend-expansion-aspect-ratio="4.7546439628483" chart:style-name="ch2"/>
        <chart:plot-area chart:style-name="ch3" table:cell-range-address="stats.A2:stats.A40 stats.O1:stats.O40 stats.L1:stats.L30" chart:data-source-has-labels="row" svg:x="0.511cm" svg:y="0.198cm" svg:width="14.292cm" svg:height="7.683cm">
          <chartooo:coordinate-region svg:x="1.291cm" svg:y="0.371cm" svg:width="13.087cm" svg:height="6.916cm"/>
          <chart:axis chart:dimension="x" chart:name="primary-x" chart:style-name="ch4">
            <chart:title svg:x="7.034cm" svg:y="8.144cm" chart:style-name="ch5">
              <text:p>epochs</text:p>
            </chart:title>
          </chart:axis>
          <chart:axis chart:dimension="y" chart:name="primary-y" chart:style-name="ch6">
            <chart:title svg:x="0cm" svg:y="6.028cm" chart:style-name="ch7">
              <text:p>performance on test set</text:p>
            </chart:title>
            <chart:grid chart:style-name="ch8" chart:class="major"/>
          </chart:axis>
          <chart:series chart:style-name="ch9" chart:values-cell-range-address="stats.O2:stats.O40" chart:label-cell-address="stats.O1:stats.O1" chart:class="chart:scatter">
            <chart:domain table:cell-range-address="stats.A2:stats.A40"/>
            <chart:data-point chart:repeated="39"/>
          </chart:series>
          <chart:series chart:style-name="ch10" chart:values-cell-range-address="stats.L2:stats.L30" chart:label-cell-address="stats.L1:stats.L1" chart:class="chart:scatter">
            <chart:domain table:cell-range-address="stats.A2:stats.A30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 RNN on Telling Game</text:p>
                <draw:g>
                  <svg:desc>stats.O1:stats.O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th separated perceptron</text:p>
                <draw:g>
                  <svg:desc>stats.L1:stat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tats.A2:stats.A40</svg:desc>
                </draw:g>
              </table:table-cell>
              <table:table-cell office:value-type="float" office:value="0.1859375">
                <text:p>0.1859375</text:p>
                <draw:g>
                  <svg:desc>stats.O2:stats.O40</svg:desc>
                </draw:g>
              </table:table-cell>
              <table:table-cell office:value-type="float" office:value="100">
                <text:p>100</text:p>
                <draw:g>
                  <svg:desc>stats.A2:stats.A30</svg:desc>
                </draw:g>
              </table:table-cell>
              <table:table-cell office:value-type="float" office:value="0.2578125">
                <text:p>0.2578125</text:p>
                <draw:g>
                  <svg:desc>stats.L2:stats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21875">
                <text:p>0.21875</text:p>
              </table:table-cell>
              <table:table-cell office:value-type="float" office:value="200">
                <text:p>200</text:p>
              </table:table-cell>
              <table:table-cell office:value-type="float" office:value="0.4109375">
                <text:p>0.41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15625">
                <text:p>0.215625</text:p>
              </table:table-cell>
              <table:table-cell office:value-type="float" office:value="300">
                <text:p>300</text:p>
              </table:table-cell>
              <table:table-cell office:value-type="float" office:value="0.48125">
                <text:p>0.4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209375">
                <text:p>0.209375</text:p>
              </table:table-cell>
              <table:table-cell office:value-type="float" office:value="400">
                <text:p>400</text:p>
              </table:table-cell>
              <table:table-cell office:value-type="float" office:value="0.6359375">
                <text:p>0.63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0625">
                <text:p>0.20625</text:p>
              </table:table-cell>
              <table:table-cell office:value-type="float" office:value="500">
                <text:p>500</text:p>
              </table:table-cell>
              <table:table-cell office:value-type="float" office:value="0.596875">
                <text:p>0.5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34375">
                <text:p>0.34375</text:p>
              </table:table-cell>
              <table:table-cell office:value-type="float" office:value="600">
                <text:p>600</text:p>
              </table:table-cell>
              <table:table-cell office:value-type="float" office:value="0.9234375">
                <text:p>0.9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734375">
                <text:p>0.3734375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5234375">
                <text:p>0.5234375</text:p>
              </table:table-cell>
              <table:table-cell office:value-type="float" office:value="800">
                <text:p>800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478125">
                <text:p>0.478125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6609375">
                <text:p>0.6609375</text:p>
              </table:table-cell>
              <table:table-cell office:value-type="float" office:value="1000">
                <text:p>1000</text:p>
              </table:table-cell>
              <table:table-cell office:value-type="float" office:value="0.871875">
                <text:p>0.8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828125">
                <text:p>0.828125</text:p>
              </table:table-cell>
              <table:table-cell office:value-type="float" office:value="1100">
                <text:p>1100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90625">
                <text:p>0.90625</text:p>
              </table:table-cell>
              <table:table-cell office:value-type="float" office:value="1200">
                <text:p>120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925">
                <text:p>0.925</text:p>
              </table:table-cell>
              <table:table-cell office:value-type="float" office:value="1300">
                <text:p>1300</text:p>
              </table:table-cell>
              <table:table-cell office:value-type="float" office:value="0.9984375">
                <text:p>0.99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1875">
                <text:p>0.91875</text:p>
              </table:table-cell>
              <table:table-cell office:value-type="float" office:value="1400">
                <text:p>140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1875">
                <text:p>0.91875</text:p>
              </table:table-cell>
              <table:table-cell office:value-type="float" office:value="1500">
                <text:p>1500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93125">
                <text:p>0.93125</text:p>
              </table:table-cell>
              <table:table-cell office:value-type="float" office:value="1600">
                <text:p>1600</text:p>
              </table:table-cell>
              <table:table-cell office:value-type="float" office:value="0.9796875">
                <text:p>0.9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9421875">
                <text:p>0.9421875</text:p>
              </table:table-cell>
              <table:table-cell office:value-type="float" office:value="1700">
                <text:p>1700</text:p>
              </table:table-cell>
              <table:table-cell office:value-type="float" office:value="0.93125">
                <text:p>0.9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96875">
                <text:p>0.96875</text:p>
              </table:table-cell>
              <table:table-cell office:value-type="float" office:value="1800">
                <text:p>1800</text:p>
              </table:table-cell>
              <table:table-cell office:value-type="float" office:value="0.9921875">
                <text:p>0.9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90625">
                <text:p>0.90625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8375">
                <text:p>0.8375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8734375">
                <text:p>0.8734375</text:p>
              </table:table-cell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85">
                <text:p>0.8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85625">
                <text:p>0.85625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89375">
                <text:p>0.89375</text:p>
              </table:table-cell>
              <table:table-cell office:value-type="float" office:value="2400">
                <text:p>2400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9375">
                <text:p>0.9375</text:p>
              </table:table-cell>
              <table:table-cell office:value-type="float" office:value="2500">
                <text:p>2500</text:p>
              </table:table-cell>
              <table:table-cell office:value-type="float" office:value="0.9984375">
                <text:p>0.998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95625">
                <text:p>0.95625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8625">
                <text:p>0.8625</text:p>
              </table:table-cell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7125">
                <text:p>0.7125</text:p>
              </table:table-cell>
              <table:table-cell office:value-type="float" office:value="2800">
                <text:p>2800</text:p>
              </table:table-cell>
              <table:table-cell office:value-type="float" office:value="0.978125">
                <text:p>0.9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925">
                <text:p>0.925</text:p>
              </table:table-cell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91875">
                <text:p>0.9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9875">
                <text:p>0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8875">
                <text:p>0.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93125">
                <text:p>0.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81875">
                <text:p>0.8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8125">
                <text:p>0.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8609375">
                <text:p>0.8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9875">
                <text:p>0.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9625">
                <text:p>0.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